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pple Chancery"/>
    </style:style>
    <style:style style:name="P2" style:family="paragraph" style:parent-style-name="Standard">
      <style:text-properties style:font-name="Apple Chancery" fo:font-size="14pt" style:font-size-asian="14pt" style:font-size-complex="14pt"/>
    </style:style>
    <style:style style:name="P3" style:family="paragraph" style:parent-style-name="Standard">
      <style:text-properties style:font-name="Apple Chancery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pple Chancery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pple Chancery" fo:font-size="22pt" style:font-size-asian="22pt" style:font-size-complex="2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style:font-size-asian="20pt"/>
    </style:style>
    <style:style style:name="T6" style:family="text">
      <style:text-properties style:font-weight-asian="bold"/>
    </style:style>
    <style:style style:name="T7" style:family="text">
      <style:text-properties style:font-size-complex="20pt"/>
    </style:style>
    <style:style style:name="T8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Bon Appetit Pumpkin Cheesecake</text:span></text:p>
      <text:p text:style-name="P1">8 servings</text:p>
      <text:p text:style-name="P1"/>
      <text:p text:style-name="P3">GINGERSANP COOKIE CRUST</text:p>
      <text:p text:style-name="P2">1 <text:s text:c="7"/>cup plus 1 T. unbleached all-purpose flour</text:p>
      <text:p text:style-name="P2">¾ <text:s text:c="6"/>tsp. baking powder</text:p>
      <text:p text:style-name="P2">¾ <text:s text:c="6"/>tsp. kosher salt, divided</text:p>
      <text:p text:style-name="P2">½ <text:s text:c="6"/>tsp. ground cinnamon</text:p>
      <text:p text:style-name="P2">½ <text:s text:c="6"/>cup sugar</text:p>
      <text:p text:style-name="P2">10 <text:s text:c="5"/>Tbsp. (1 ¼ sticks) unsalted butter, </text:p>
      <text:p text:style-name="P2"><text:s text:c="10"/>room temperature, divided, plus more for foil </text:p>
      <text:p text:style-name="P2">1 <text:s text:c="7"/>large egg</text:p>
      <text:p text:style-name="P2">2 <text:s text:c="6"/>Tbsp. mild-flavored (light) molasses</text:p>
      <text:p text:style-name="P2">1 ½ <text:s text:c="3"/>tsp. finely grated peeled ginger</text:p>
      <text:p text:style-name="P2">¼ <text:s text:c="6"/>cup (packed) dark brown sugar</text:p>
      <text:p text:style-name="P2"/>
      <text:p text:style-name="P3">FILLING</text:p>
      <text:p text:style-name="P2">2 ½ <text:s text:c="3"/>cups whole-milk ricotta</text:p>
      <text:p text:style-name="P2">½ <text:s text:c="6"/>cup plus 1 Tbsp. mascarpone</text:p>
      <text:p text:style-name="P2">1/3 <text:s text:c="4"/>cup sugar</text:p>
      <text:p text:style-name="P2">4 <text:s text:c="7"/>large egg yolks</text:p>
      <text:p text:style-name="P2">4 <text:s text:c="7"/>large eggs</text:p>
      <text:p text:style-name="P2">¾ <text:s text:c="6"/>tsp. Kosher salt, divided</text:p>
      <text:p text:style-name="P2">1 <text:s text:c="7"/>cup canned pure pumpkin puree</text:p>
      <text:p text:style-name="P2">¼ <text:s text:c="6"/>cup (packed) dark brown sugar</text:p>
      <text:p text:style-name="P2">¼ <text:s text:c="6"/>cup heavy cream</text:p>
      <text:p text:style-name="P2">1 <text:s text:c="7"/>tsp. ground cinnamon</text:p>
      <text:p text:style-name="P2">½ <text:s text:c="6"/>tsp. ground ginger</text:p>
      <text:p text:style-name="P2">¼ <text:s text:c="6"/>tsp. ground nutmeg</text:p>
      <text:p text:style-name="P2">¼ <text:s text:c="6"/>tsp. ground cardamom</text:p>
      <text:p text:style-name="P2"><text:soft-page-break/><text:span text:style-name="T3">SPECIAL EQUIPMENT:</text:span> <text:s/>A 9” diameter springform pan; 18” wide heavy-duty foil</text:p>
      <text:p text:style-name="P2"/>
      <text:p text:style-name="P2"><text:span text:style-name="T3">GINGERNAP COOKIE CRUST <text:s/></text:span><text:s/>Whisk 1 cup all-purpose flour, baking soda, ¼ tsp. Salt, and cinnamon in a medium bowl; set aside. <text:s/>Using n electric mixer, beat sugar ad 6 Tbsp. butter in a medium bowl until light and fluffy, about 3 minutes. <text:s/>Beat in egg, molasses, and ginger. <text:s/>With mixer on low speed, gradually add dry ingredients, beating just to blend. <text:s/>Form dough into a ball; flatten into a disk.</text:p>
      <text:p text:style-name="P2">Arrange racks in top and bottom thirds of oven; preheat to 350 degrees. <text:s/>Line 2 baking sheets with parchent paper. <text:s/>Scoop dough by rounded tablespoons and divide between prepared baking sheets, spacing 2” apart.</text:p>
      <text:p text:style-name="P2">Bake rotating pans halfway through, util cookies are deep golden-brown, about 15 minutes. <text:s/>Let cookies cool on a wire rack.</text:p>
      <text:p text:style-name="P2">Finely grind cookies in a food procssor. <text:s/>Measure 1 ¾ cups crumbs for crust; reserve any remaining for another use.</text:p>
      <text:p text:style-name="P3">DO AHEAD: <text:s/><text:span text:style-name="T1">Can be made 1 month ahead. <text:s/>Store crumbs airtight in freezer. <text:s/>Return to room temperature before using.</text:span></text:p>
      <text:p text:style-name="P3"><text:span text:style-name="T1">Preheat oven to 350 degrees <text:s/>Line springform pan tightly with foil. <text:s/>Butter foil. <text:s/>Wrap outside of pan with foil (to create a watertight seal during baking), pressing wrinkles flat.</text:span></text:p>
      <text:p text:style-name="P3"><text:span text:style-name="T1">Melt remaining 4 Tbsp. in a small saucepan. <text:s/>Whisk reserved 1 ¾ <text:s/>cups gingersnap crumbs, remaining 1 Tbsp. flour, ½ tsp. salt, and brown sugar in a large bowl. <text:s/>Add melted butter and stir mixture until well combined. <text:s/>Press crumbs into bottom of prepared pan. <text:s/>Freeze for 10 minutes.</text:span></text:p>
      <text:p text:style-name="P3"><text:span text:style-name="T1">Place pan on a baking sheet. <text:s/>Bake until crust is fragrant and set, 20-25 minutes. <text:s/>Transfer pan to a wire rack and let cool. <text:s/></text:span></text:p>
      <text:p text:style-name="P3"><text:span text:style-name="T1"/></text:p>
      <text:p text:style-name="P3">FILLING <text:s/><text:span text:style-name="T1">Preheat oven to 300 degrees. <text:s/>Puree ricotta, mascarpone, sugar, egg yolks, <text:s/>1 egg, and ½ tsp. <text:s/>Salt in a food processor until smooth. <text:s/>Scrape most of the ricotta filling into a large bowl, leaving about ½ cup filling. </text:span></text:p>
      <text:p text:style-name="P3"><text:span text:style-name="T1"/></text:p>
      <text:p text:style-name="P3"><text:soft-page-break/><text:span text:style-name="T1"><text:s/>Add remaining egg, pumpkin puree, brown sugar, cream, cinnamon, ginger, nutmeg, cardamom, and remaining 1/4 tsp. salt to processor; puree until smooth. <text:s/>Scrape pumpkin filling into a medium bowl. <text:s/>Pour ricotta filling over cooled crust. <text:s/>Spoon pumpkin filing over. <text:s/>Using a spoon, gently swirl the 2 fillings in 6-7 places.</text:span></text:p>
      <text:p text:style-name="P3"><text:span text:style-name="T1">Put cake in a large roasting pan. <text:s/>Add hot water to come halfway up sides of cake pan. <text:s/>Cover roating pan tightly with foil.</text:span></text:p>
      <text:p text:style-name="P3"><text:span text:style-name="T1">Bake cake for 1 hour. <text:s/>Open foil carefully to release steam. <text:s/>Reseal foil and continue baking, opening foil to release steam every 15 minutes, until cheesecake is set around the edges and jiggles slightly in the center when nudged, 45 minutes-1 hour longer.</text:span></text:p>
      <text:p text:style-name="P3"><text:span text:style-name="T1">Remove cake pan for roasting pan. <text:s/>Carefully unwrap outer foil from pan. <text:s/>Chill cake at least 6 hours. <text:s/></text:span>DO AHEAD: <text:s/><text:span text:style-name="T1">Can be made 1 day ahead. <text:s/>Cover and keep chilled. <text:s/>Run a knife around inside of pan to release cake. <text:s/>Remove pan sides.</text:span> <text:s text:c="12"/>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10-27T11:55:43</meta:creation-date>
    <meta:document-statistic meta:table-count="0" meta:image-count="0" meta:object-count="0" meta:page-count="3" meta:paragraph-count="42" meta:word-count="602" meta:character-count="3632"/>
    <dc:date>2011-10-27T13:36:46</dc:date>
    <dc:creator>Robert Houk</dc:creator>
    <meta:editing-duration>PT00H00M42S</meta:editing-duration>
    <meta:editing-cycles>1</meta:editing-cycles>
    <meta:generator>OpenOffice.org/3.2$Unix OpenOffice.org_project/320m18$Build-9502</meta:generator>
  </office:meta>
</office:document-meta>
</file>